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harter" svg:font-family="charter, Georgia"/>
    <style:font-face style:name="font00000000257626f0" svg:font-family="font00000000257626f0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18in"/>
    </style:style>
    <style:style style:name="co2" style:family="table-column">
      <style:table-column-properties fo:break-before="auto" style:column-width="3.6028in"/>
    </style:style>
    <style:style style:name="co3" style:family="table-column">
      <style:table-column-properties fo:break-before="auto" style:column-width="2.8555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2.2764in"/>
    </style:style>
    <style:style style:name="co6" style:family="table-column">
      <style:table-column-properties fo:break-before="auto" style:column-width="3.6272in"/>
    </style:style>
    <style:style style:name="co7" style:family="table-column">
      <style:table-column-properties fo:break-before="auto" style:column-width="4.5402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3.2028in"/>
    </style:style>
    <style:style style:name="co11" style:family="table-column">
      <style:table-column-properties fo:break-before="auto" style:column-width="2.225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611in" fo:break-before="auto" style:use-optimal-row-height="true"/>
    </style:style>
    <style:style style:name="ro2" style:family="table-row">
      <style:table-row-properties style:row-height="0.4161in" fo:break-before="auto" style:use-optimal-row-height="true"/>
    </style:style>
    <style:style style:name="ro3" style:family="table-row">
      <style:table-row-properties style:row-height="2.3665in" fo:break-before="auto" style:use-optimal-row-height="true"/>
    </style:style>
    <style:style style:name="ro4" style:family="table-row">
      <style:table-row-properties style:row-height="1.9764in" fo:break-before="auto" style:use-optimal-row-height="true"/>
    </style:style>
    <style:style style:name="ro5" style:family="table-row">
      <style:table-row-properties style:row-height="1.8591in" fo:break-before="auto" style:use-optimal-row-height="true"/>
    </style:style>
    <style:style style:name="ro6" style:family="table-row">
      <style:table-row-properties style:row-height="1.3909in" fo:break-before="auto" style:use-optimal-row-height="true"/>
    </style:style>
    <style:style style:name="ro7" style:family="table-row">
      <style:table-row-properties style:row-height="1.6252in" fo:break-before="auto" style:use-optimal-row-height="true"/>
    </style:style>
    <style:style style:name="ro8" style:family="table-row">
      <style:table-row-properties style:row-height="1.1957in" fo:break-before="auto" style:use-optimal-row-height="true"/>
    </style:style>
    <style:style style:name="ro9" style:family="table-row">
      <style:table-row-properties style:row-height="2.1717in" fo:break-before="auto" style:use-optimal-row-height="true"/>
    </style:style>
    <style:style style:name="ro10" style:family="table-row">
      <style:table-row-properties style:row-height="1.7811in" fo:break-before="auto" style:use-optimal-row-height="true"/>
    </style:style>
    <style:style style:name="ro11" style:family="table-row">
      <style:table-row-properties style:row-height="0.2209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8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 style:text-align-source="fix" style:repeat-content="false" fo:wrap-option="wrap" fo:border="0.06pt solid #000000" style:vertical-align="top"/>
      <style:paragraph-properties fo:text-align="start"/>
      <style:text-properties fo:color="#ffffff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1f1f1f" style:font-name="Arial" fo:font-size="12pt" fo:language="none" fo:country="none" style:font-name-asian="font00000000257626f0" style:font-size-asian="12pt" style:language-asian="none" style:country-asian="none" style:font-name-complex="font00000000257626f0" style:font-size-complex="12pt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1f1f1f" style:font-name="Arial" fo:font-size="12pt" style:font-name-asian="font00000000257626f0" style:font-size-asian="12pt" style:font-name-complex="font00000000257626f0" style:font-size-complex="12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1f1f1f"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style:text-outline="false" style:letter-kerning="false" fo:letter-spacing="normal" fo:color="#1f1f1f" style:font-name="font00000000257626f0" style:font-name-asian="font00000000257626f0" style:font-name-complex="font00000000257626f0" fo:font-size="14pt" style:font-size-asian="14pt" style:font-size-complex="14pt"/>
    </style:style>
    <style:style style:name="T2" style:family="text">
      <style:text-properties fo:color="#1f1f1f" style:font-name="font00000000257626f0" style:font-name-asian="font00000000257626f0" style:font-name-complex="font00000000257626f0" style:text-outline="false" style:letter-kerning="false" fo:letter-spacing="normal" fo:font-size="14pt" style:font-size-asian="14pt" style:font-size-complex="14pt"/>
    </style:style>
    <style:style style:name="T3" style:family="text">
      <style:text-properties fo:color="#1f1f1f" style:font-name="font00000000257626f0" style:text-outline="false" fo:letter-spacing="normal" style:font-name-asian="font00000000257626f0" style:font-name-complex="font00000000257626f0" style:letter-kerning="false" fo:font-size="14pt" style:font-size-asian="14pt" style:font-size-complex="14pt"/>
    </style:style>
    <style:style style:name="T4" style:family="text">
      <style:text-properties fo:letter-spacing="normal" fo:color="#1f1f1f" style:font-name="font00000000257626f0" style:text-outline="false" style:letter-kerning="false" style:font-name-asian="font00000000257626f0" style:font-name-complex="font00000000257626f0" fo:font-size="12pt" style:font-size-asian="12pt" style:font-size-complex="12pt"/>
    </style:style>
    <style:style style:name="T5" style:family="text">
      <style:text-properties fo:color="#1f1f1f" style:font-name="font00000000257626f0" style:font-name-asian="font00000000257626f0" style:font-name-complex="font00000000257626f0" style:font-size-asian="21pt" style:font-size-complex="21pt" style:text-outline="false" style:letter-kerning="false" fo:letter-spacing="normal"/>
    </style:style>
    <style:style style:name="T6" style:family="text">
      <style:text-properties fo:color="#1f1f1f" style:font-name="font00000000257626f0" style:font-name-asian="font00000000257626f0" style:font-name-complex="font00000000257626f0" style:font-size-asian="21pt" style:font-size-complex="21pt" style:text-outline="false" style:letter-kerning="false" fo:letter-spacing="normal" fo:font-style="italic" style:font-style-asian="italic" style:font-style-complex="italic"/>
    </style:style>
    <style:style style:name="T7" style:family="text">
      <style:text-properties fo:color="#1f1f1f" style:font-name="font00000000257626f0" style:font-name-asian="font00000000257626f0" style:font-name-complex="font00000000257626f0" style:font-size-asian="21pt" style:font-size-complex="21pt" style:text-outline="false" style:letter-kerning="false" fo:letter-spacing="normal" fo:font-style="normal" style:font-style-asian="normal" style:font-style-complex="normal"/>
    </style:style>
    <style:style style:name="T8" style:family="text">
      <style:text-properties fo:color="#1f1f1f" style:font-name="font00000000257626f0" fo:font-style="normal" style:text-outline="false" fo:letter-spacing="normal" style:font-name-asian="font00000000257626f0" style:font-name-complex="font00000000257626f0" style:font-size-asian="21pt" style:font-size-complex="21pt" style:font-style-asian="normal" style:font-style-complex="normal" style:letter-kerning="false"/>
    </style:style>
    <style:style style:name="T9" style:family="text">
      <style:text-properties fo:color="#1f1f1f" style:font-name="font00000000257626f0" style:text-outline="false" fo:letter-spacing="normal" style:font-name-asian="font00000000257626f0" style:font-name-complex="font00000000257626f0" style:font-size-asian="21pt" style:font-size-complex="21pt" style:letter-kerning="false" fo:font-style="italic" style:font-style-asian="italic" style:font-style-complex="italic"/>
    </style:style>
    <style:style style:name="T10" style:family="text">
      <style:text-properties fo:color="#1f1f1f" style:font-name="font00000000257626f0" style:text-outline="false" fo:letter-spacing="normal" style:font-name-asian="font00000000257626f0" style:font-name-complex="font00000000257626f0" style:font-size-asian="21pt" style:font-size-complex="21pt" style:letter-kerning="false" fo:font-style="normal" style:font-style-asian="normal" style:font-style-complex="normal"/>
    </style:style>
    <style:style style:name="T11" style:family="text">
      <style:text-properties style:font-name="font00000000257626f0" fo:font-style="normal" style:text-outline="false" fo:letter-spacing="normal" style:font-name-asian="font00000000257626f0" style:font-name-complex="font00000000257626f0" style:font-size-asian="21pt" style:font-size-complex="21pt" style:font-style-asian="normal" style:font-style-complex="normal" style:letter-kerning="false" fo:color="#c9211e"/>
    </style:style>
    <style:style style:name="T12" style:family="text">
      <style:text-properties fo:letter-spacing="normal" style:font-size-asian="21pt" fo:color="#1f1f1f" style:text-outline="false" style:letter-kerning="false" style:font-name-complex="font00000000257626f0" style:font-name="font00000000257626f0" style:font-name-asian="font00000000257626f0" style:font-size-complex="21pt"/>
    </style:style>
    <style:style style:name="T13" style:family="text">
      <style:text-properties fo:font-size="12pt" fo:font-weight="normal" style:text-underline-style="none" style:text-underline-color="font-color" style:text-line-through-type="none" fo:text-shadow="none" style:text-line-through-mode="continuous" fo:language="en" fo:country="SG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c9211e" style:font-name="font00000000257626f0" fo:font-style="normal" style:text-outline="false" style:letter-kerning="false" fo:letter-spacing="normal" style:font-name-asian="font00000000257626f0" style:font-name-complex="font00000000257626f0" style:font-size-asian="21pt" style:font-size-complex="21pt" style:font-style-asian="normal" style:font-style-complex="normal"/>
    </style:style>
    <style:style style:name="T14" style:family="text">
      <style:text-properties fo:letter-spacing="normal" fo:color="#1f1f1f" style:font-name="font00000000257626f0" style:text-outline="false" style:letter-kerning="false" style:font-size-asian="21pt" style:font-name-asian="font00000000257626f0" style:font-name-complex="font00000000257626f0" style:font-size-complex="21pt"/>
    </style:style>
    <style:style style:name="T15" style:family="text">
      <style:text-properties fo:color="#c9211e" style:font-name="font00000000257626f0" fo:font-size="12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SG" style:language-asian="zh" style:country-asian="CN" style:language-complex="hi" style:country-complex="IN" style:font-name-asian="font00000000257626f0" style:font-name-complex="font00000000257626f0" style:font-size-asian="21pt" style:font-size-complex="2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2" table:number-columns-repeated="1011" table:default-cell-style-name="ce9"/>
        <table:table-row table:style-name="ro1">
          <table:table-cell table:style-name="ce1" office:value-type="string" calcext:value-type="string">
            <text:p>Method Type</text:p>
          </table:table-cell>
          <table:table-cell table:style-name="ce1" office:value-type="string" calcext:value-type="string">
            <text:p>Method Name</text:p>
          </table:table-cell>
          <table:table-cell table:style-name="ce1" office:value-type="string" calcext:value-type="string">
            <text:p>Comparision Between</text:p>
          </table:table-cell>
          <table:table-cell table:style-name="ce1" office:value-type="string" calcext:value-type="string">
            <text:p>Input – Applicable for (Continuous, Discrete, Ordinal, Nominal)</text:p>
          </table:table-cell>
          <table:table-cell table:style-name="ce1" office:value-type="string" calcext:value-type="string">
            <text:p>Output – Applicable for (Continuous, Discrete, Ordinal, Nominal)</text:p>
          </table:table-cell>
          <table:table-cell table:style-name="ce1" office:value-type="string" calcext:value-type="string">
            <text:p>Assumptions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election Basi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ilter Methods – Univariate</text:p>
          </table:table-cell>
          <table:table-cell table:style-name="ce2" office:value-type="string" calcext:value-type="string">
            <text:p>Constant Features Removal</text:p>
          </table:table-cell>
          <table:table-cell table:style-name="ce2" office:value-type="string" calcext:value-type="string">
            <text:p>NA</text:p>
          </table:table-cell>
          <table:table-cell table:style-name="ce2" table:number-columns-repeated="6"/>
          <table:table-cell table:style-name="ce2" office:value-type="string" calcext:value-type="string">
            <text:p>constant_filter = VarianceThreshold(threshold=0) 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Quasi Constant Features Removal</text:p>
          </table:table-cell>
          <table:table-cell table:style-name="ce2" office:value-type="string" calcext:value-type="string">
            <text:p>NA</text:p>
          </table:table-cell>
          <table:table-cell table:style-name="ce2" table:number-columns-repeated="6"/>
          <table:table-cell table:style-name="ce2" office:value-type="string" calcext:value-type="string">
            <text:p>quasi_constant_filter = VarianceThreshold(threshold=0.01)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Mutual Information</text:p>
          </table:table-cell>
          <table:table-cell table:style-name="ce2" office:value-type="string" calcext:value-type="string">
            <text:p>Input Feature v/s Target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style-name="ce2" office:value-type="string" calcext:value-type="string">
            <text:p>mi = mutual_info_classif(X_train_unique, y_train) 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ANOVA</text:p>
          </table:table-cell>
          <table:table-cell table:style-name="ce2" office:value-type="string" calcext:value-type="string">
            <text:p>Input Feature v/s Target</text:p>
          </table:table-cell>
          <table:table-cell table:style-name="ce6" office:value-type="string" calcext:value-type="string">
            <text:p>Well-suited for continuous variables</text:p>
          </table:table-cell>
          <table:table-cell table:style-name="ce6" office:value-type="string" calcext:value-type="string">
            <text:p>Requires a binary target, but sklearn extends it to regression problems also.</text:p>
          </table:table-cell>
          <table:table-cell table:style-name="ce6" office:value-type="string" calcext:value-type="string">
            <text:p>assumes a linear relationship between the variables and the target, and also that the variables are normally distributed.</text:p>
          </table:table-cell>
          <table:table-cell table:style-name="ce2" table:number-columns-repeated="3"/>
          <table:table-cell table:style-name="ce2" office:value-type="string" calcext:value-type="string">
            <text:p>sel = f_classif(X_train_unique, y_train)</text:p>
          </table:table-cell>
          <table:table-cell table:style-name="ce2" office:value-type="string" calcext:value-type="string">
            <text:p>p_values&lt;0.05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2" office:value-type="string" calcext:value-type="string">
            <text:p>ROC-AUC</text:p>
          </table:table-cell>
          <table:table-cell table:style-name="ce2" office:value-type="string" calcext:value-type="string">
            <text:p>Input Feature v/s Target</text:p>
          </table:table-cell>
          <table:table-cell table:style-name="ce2" office:value-type="string" calcext:value-type="string">
            <text:p>suitable for all variables</text:p>
          </table:table-cell>
          <table:table-cell table:style-name="ce6" office:value-type="string" calcext:value-type="string">
            <text:p>Binary (0 or 1)</text:p>
          </table:table-cell>
          <table:table-cell table:style-name="ce4" office:value-type="string" calcext:value-type="string">
            <text:p>makes no assumptions about their distribution.</text:p>
          </table:table-cell>
          <table:table-cell table:style-name="ce2" table:number-columns-repeated="3"/>
          <table:table-cell table:style-name="ce8" office:value-type="string" calcext:value-type="string">
            <text:p> clf = RandomForestClassifier(n_estimators=100, random_state=0)</text:p>
            <text:p>    clf.fit(X_train_unique[feature].to_frame(), y_train)  #to_frame is to convert into 1-D array.</text:p>
            <text:p>    y_pred = clf.predict(X_test_unique[feature].to_frame())</text:p>
            <text:p>    roc_auc.append(roc_auc_score(y_test, y_pred))</text:p>
          </table:table-cell>
          <table:table-cell table:style-name="ce2" office:value-type="string" calcext:value-type="string">
            <text:p>roc_values&gt;0.5</text:p>
          </table:table-cell>
          <table:table-cell table:number-columns-repeated="1013"/>
        </table:table-row>
        <table:table-row table:style-name="ro4">
          <table:table-cell table:style-name="ce2"/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Input Feature v/s Target</text:p>
          </table:table-cell>
          <table:table-cell table:style-name="ce4" office:value-type="string" calcext:value-type="string">
            <text:p>suitable for all variables</text:p>
          </table:table-cell>
          <table:table-cell table:style-name="ce2" office:value-type="string" calcext:value-type="string">
            <text:p>Continuous</text:p>
          </table:table-cell>
          <table:table-cell table:style-name="ce4" office:value-type="string" calcext:value-type="string">
            <text:p>makes no assumptions about their distribution.</text:p>
          </table:table-cell>
          <table:table-cell table:style-name="ce2" table:number-columns-repeated="3"/>
          <table:table-cell table:style-name="ce2" office:value-type="string" calcext:value-type="string">
            <text:p>mse = []</text:p>
            <text:p>for feature in X_train.columns:</text:p>
            <text:p>    clf = LinearRegression()</text:p>
            <text:p>    clf.fit(X_train[feature].to_frame(), y_train)</text:p>
            <text:p>    y_pred = clf.predict(X_test[feature].to_frame())</text:p>
            <text:p>    mse.append(mean_squared_error(y_test, y_pred))</text:p>
          </table:table-cell>
          <table:table-cell table:style-name="ce2" office:value-type="string" calcext:value-type="string">
            <text:p>features with low MSE (Mean Squared Error).</text:p>
            <text:p/>
            <text:p>RMSE is used as model valuation parameter but for feature selection MSE is used. See the full program to understand.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ilter Methods – Multivariate</text:p>
          </table:table-cell>
          <table:table-cell table:style-name="ce2" office:value-type="string" calcext:value-type="string">
            <text:p>Duplicated Features Removal</text:p>
          </table:table-cell>
          <table:table-cell table:style-name="ce2" office:value-type="string" calcext:value-type="string">
            <text:p>Among Features within Feature Space</text:p>
          </table:table-cell>
          <table:table-cell table:style-name="ce2" office:value-type="string" calcext:value-type="string">
            <text:p>C,D,O,N</text:p>
          </table:table-cell>
          <table:table-cell table:style-name="ce2" table:number-columns-repeated="5"/>
          <table:table-cell table:style-name="ce2" office:value-type="string" calcext:value-type="string">
            <text:p>duplicated_features = x_train_t.duplicated()</text:p>
          </table:table-cell>
          <table:table-cell table:style-name="ce2"/>
          <table:table-cell table:number-columns-repeated="1013"/>
        </table:table-row>
        <table:table-row table:style-name="ro5">
          <table:table-cell table:style-name="ce2"/>
          <table:table-cell table:style-name="ce4" office:value-type="string" calcext:value-type="string">
            <text:p>Pearson correlation coefficient</text:p>
          </table:table-cell>
          <table:table-cell table:style-name="ce2" office:value-type="string" calcext:value-type="string">
            <text:p>Among Features within Feature Space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<text:span text:style-name="T2">Both variables should be normally distributed.</text:span></text:p>
            <text:p><text:span text:style-name="T3">A straight-line relationship between the two variables I.e linear relationship</text:span></text:p>
            <text:p><text:span text:style-name="T3">Data is equally distributed around the regression line.</text:span></text:p>
          </table:table-cell>
          <table:table-cell table:style-name="ce2" office:value-type="string" calcext:value-type="string">
            <text:p> -1 to + 1</text:p>
            <text:p><text:span text:style-name="T5">1 means a </text:span><text:span text:style-name="T6">positive correlation</text:span><text:span text:style-name="T7">: the values of one variable increase as the values of another increase.</text:span></text:p>
            <text:p><text:span text:style-name="T8">-1 means a </text:span><text:span text:style-name="T9">negative correlation</text:span><text:span text:style-name="T10">:</text:span><text:span text:style-name="T9"> </text:span><text:span text:style-name="T10">the values of one variable decrease as the values of another increase.</text:span></text:p>
            <text:p><text:span text:style-name="T8">0 means no linear correlation between the two variables.</text:span></text:p>
            <text:p><text:span text:style-name="T11">So the variables are removed when its nearere to both +1 and -1 ?</text:span></text:p>
          </table:table-cell>
          <table:table-cell table:style-name="ce2" office:value-type="string" calcext:value-type="string">
            <text:p>Applicable majorly for Linear ML models</text:p>
          </table:table-cell>
          <table:table-cell table:style-name="ce2"/>
          <table:table-cell table:style-name="ce2" office:value-type="string" calcext:value-type="string">
            <text:p>corrmat = x_train_unique.corr(method = ‘pearson’)</text:p>
          </table:table-cell>
          <table:table-cell table:style-name="ce2"/>
          <table:table-cell table:number-columns-repeated="1013"/>
        </table:table-row>
        <table:table-row table:style-name="ro6">
          <table:table-cell table:style-name="ce2"/>
          <table:table-cell table:style-name="ce4" office:value-type="string" calcext:value-type="string">
            <text:p>Spearman’s rank correlation coefficient</text:p>
          </table:table-cell>
          <table:table-cell table:style-name="ce2" office:value-type="string" calcext:value-type="string">
            <text:p>Among Features within Feature Space</text:p>
          </table:table-cell>
          <table:table-cell table:style-name="ce4" office:value-type="string" calcext:value-type="string">
            <text:p>C,D</text:p>
          </table:table-cell>
          <table:table-cell table:style-name="ce4"/>
          <table:table-cell table:style-name="ce4" office:value-type="string" calcext:value-type="string">
            <text:p>assesses monotonic relationships i.e doesn’t care if the relation ship between the variables is linear or non linear</text:p>
            <text:p><text:span text:style-name="T4">doesn’t carry any assumptions about the distribution of the data.</text:span></text:p>
          </table:table-cell>
          <table:table-cell table:style-name="ce2" office:value-type="string" calcext:value-type="string">
            <text:p> -1 to + 1</text:p>
            <text:p><text:span text:style-name="T12">Spearman’s correlation varies between+1 and −1, which occurs when each of the variables is a perfect monotone function of the other.</text:span></text:p>
            <text:p><text:span text:style-name="T13">So the variables are removed when its nearer +1 or -1  or only when +1 ?</text:span></text:p>
          </table:table-cell>
          <table:table-cell table:style-name="ce2" table:number-columns-repeated="2"/>
          <table:table-cell table:style-name="ce2" office:value-type="string" calcext:value-type="string">
            <text:p>corrmat = x_train_unique.corr(method = ‘spearman’)</text:p>
          </table:table-cell>
          <table:table-cell table:style-name="ce2"/>
          <table:table-cell table:number-columns-repeated="1013"/>
        </table:table-row>
        <table:table-row table:style-name="ro7">
          <table:table-cell table:style-name="ce2"/>
          <table:table-cell table:style-name="ce4" office:value-type="string" calcext:value-type="string">
            <text:p>Kendall’s rank correlation coefficient</text:p>
          </table:table-cell>
          <table:table-cell table:style-name="ce2" office:value-type="string" calcext:value-type="string">
            <text:p>Among Features within Feature Space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2"/>
          <table:table-cell table:style-name="ce2" office:value-type="string" calcext:value-type="string">
            <text:p> -1 to + 1</text:p>
            <text:p><text:span text:style-name="T14">It will take the value of 1 (high) when observations have a similar rank between the two variables, and value of -1 (low) when observations have a dissimilar rank between the two variables.</text:span></text:p>
            <text:p><text:span text:style-name="T15">So the variables are removed when its nearer to +1 or -1  or only when +1 ?</text:span></text:p>
          </table:table-cell>
          <table:table-cell table:style-name="ce2" table:number-columns-repeated="2"/>
          <table:table-cell table:style-name="ce2" office:value-type="string" calcext:value-type="string">
            <text:p>corrmat = x_train_unique.corr(method = ‘kendall’)</text:p>
          </table:table-cell>
          <table:table-cell table:style-name="ce2"/>
          <table:table-cell table:number-columns-repeated="1013"/>
        </table:table-row>
        <table:table-row table:style-name="ro8">
          <table:table-cell table:style-name="ce2"/>
          <table:table-cell table:style-name="ce2" office:value-type="string" calcext:value-type="string">
            <text:p>ChiSquared</text:p>
          </table:table-cell>
          <table:table-cell table:style-name="ce2" office:value-type="string" calcext:value-type="string">
            <text:p>Input Feature v/s Target</text:p>
          </table:table-cell>
          <table:table-cell table:style-name="ce2" office:value-type="string" calcext:value-type="string">
            <text:p>Catagorical (Ordinal, Nomial)</text:p>
            <text:p>More than 1 categorical input features</text:p>
            <text:p><text:span text:style-name="T1">Features should be non-negative and typically boolean, frequencies, or counts.</text:span></text:p>
          </table:table-cell>
          <table:table-cell table:style-name="ce7" office:value-type="string" calcext:value-type="string">
            <text:p>Target should be binary (0 or 1, Yes or No)</text:p>
          </table:table-cell>
          <table:table-cell table:style-name="ce2" table:number-columns-repeated="4"/>
          <table:table-cell table:style-name="ce2" office:value-type="string" calcext:value-type="string">
            <text:p>f_score = chi2(X_train, y_train)</text:p>
          </table:table-cell>
          <table:table-cell table:style-name="ce2" office:value-type="string" calcext:value-type="string">
            <text:p>with least p value</text:p>
          </table:table-cell>
          <table:table-cell table:number-columns-repeated="1013"/>
        </table:table-row>
        <table:table-row table:style-name="ro9">
          <table:table-cell table:style-name="ce2" office:value-type="string" calcext:value-type="string">
            <text:p>Wrapper Methods</text:p>
          </table:table-cell>
          <table:table-cell table:style-name="ce2" office:value-type="string" calcext:value-type="string">
            <text:p>SFS – Sequential Forward Feature Selection</text:p>
          </table:table-cell>
          <table:table-cell table:style-name="ce2" office:value-type="string" calcext:value-type="string">
            <text:p>Among Features within Feature Space and with Target also</text:p>
          </table:table-cell>
          <table:table-cell table:style-name="ce2" table:number-columns-repeated="6"/>
          <table:table-cell table:style-name="ce2" office:value-type="string" calcext:value-type="string">
            <text:p>sfs = SFS(RandomForestClassifier(n_estimators=100, random_state=0, n_jobs = -1),</text:p>
            <text:p>         k_features = 7,</text:p>
            <text:p>          forward= <text:span text:style-name="T16">True</text:span>,  # pls note here</text:p>
            <text:p>          floating = False,</text:p>
            <text:p>          verbose= 2,</text:p>
            <text:p>          scoring= 'accuracy',</text:p>
            <text:p>          cv = 4,</text:p>
            <text:p>          n_jobs= -1</text:p>
            <text:p>         ).fit(X_train, y_train)</text:p>
          </table:table-cell>
          <table:table-cell table:style-name="ce2"/>
          <table:table-cell table:number-columns-repeated="1013"/>
        </table:table-row>
        <table:table-row table:style-name="ro9">
          <table:table-cell table:style-name="ce2"/>
          <table:table-cell table:style-name="ce2" office:value-type="string" calcext:value-type="string">
            <text:p>SBS – Sequential Backward Feature Selection</text:p>
          </table:table-cell>
          <table:table-cell table:style-name="ce2" office:value-type="string" calcext:value-type="string">
            <text:p>Among Features within Feature Space and with Target also</text:p>
          </table:table-cell>
          <table:table-cell table:style-name="ce2" table:number-columns-repeated="6"/>
          <table:table-cell table:style-name="ce2" office:value-type="string" calcext:value-type="string">
            <text:p>sfs = SFS(RandomForestClassifier(n_estimators=100, random_state=0, n_jobs = -1),</text:p>
            <text:p>         k_features = (1, 8),</text:p>
            <text:p>          forward= <text:span text:style-name="T16">False</text:span>,  # pls note here</text:p>
            <text:p>          floating = False,</text:p>
            <text:p>          verbose= 2,</text:p>
            <text:p>          scoring= 'accuracy',</text:p>
            <text:p>          cv = 4,</text:p>
            <text:p>          n_jobs= -1</text:p>
            <text:p>         ).fit(X_train, y_train)</text:p>
          </table:table-cell>
          <table:table-cell table:style-name="ce2"/>
          <table:table-cell table:number-columns-repeated="1013"/>
        </table:table-row>
        <table:table-row table:style-name="ro10">
          <table:table-cell table:style-name="ce2"/>
          <table:table-cell table:style-name="ce2" office:value-type="string" calcext:value-type="string">
            <text:p>Exhaustive Feature Selection</text:p>
          </table:table-cell>
          <table:table-cell table:style-name="ce2" office:value-type="string" calcext:value-type="string">
            <text:p>Among Features within Feature Space and with Target also</text:p>
          </table:table-cell>
          <table:table-cell table:style-name="ce2" table:number-columns-repeated="6"/>
          <table:table-cell table:style-name="ce2" office:value-type="string" calcext:value-type="string">
            <text:p>efs = EFS(RandomForestClassifier(n_estimators=100, random_state=0, n_jobs=-1),</text:p>
            <text:p>         min_features= 4,</text:p>
            <text:p>          max_features= 5,</text:p>
            <text:p>          scoring='accuracy',</text:p>
            <text:p>          cv = None,</text:p>
            <text:p>          n_jobs=-1</text:p>
            <text:p>         ).fit(X_train, y_train)</text:p>
          </table:table-cell>
          <table:table-cell table:style-name="ce2"/>
          <table:table-cell table:number-columns-repeated="1013"/>
        </table:table-row>
        <table:table-row table:style-name="ro8">
          <table:table-cell table:style-name="ce2" office:value-type="string" calcext:value-type="string">
            <text:p>Embedded Methods</text:p>
          </table:table-cell>
          <table:table-cell table:style-name="ce2" office:value-type="string" calcext:value-type="string">
            <text:p>L1 Regularization</text:p>
          </table:table-cell>
          <table:table-cell table:style-name="ce2"/>
          <table:table-cell table:style-name="ce4" office:value-type="string" calcext:value-type="string">
            <text:p>suitable for all variables</text:p>
          </table:table-cell>
          <table:table-cell table:style-name="ce2" table:number-columns-repeated="4"/>
          <table:table-cell table:style-name="ce2" office:value-type="string" calcext:value-type="string">
            <text:p>Need to know if L1, L2, Elastic is applicable only for Logistic Regression or Can be applied for Linear Regression also ?</text:p>
          </table:table-cell>
          <table:table-cell table:style-name="ce2" office:value-type="string" calcext:value-type="string">
            <text:p>sel = SelectFromModel(LogisticRegression(penalty = 'l1', C = 0.05, solver = 'liblinear'))</text:p>
          </table:table-cell>
          <table:table-cell table:style-name="ce2"/>
          <table:table-cell table:number-columns-repeated="1013"/>
        </table:table-row>
        <table:table-row table:style-name="ro8">
          <table:table-cell table:style-name="ce2"/>
          <table:table-cell table:style-name="ce2" office:value-type="string" calcext:value-type="string">
            <text:p>L2 Regularization</text:p>
          </table:table-cell>
          <table:table-cell table:style-name="ce2"/>
          <table:table-cell table:style-name="ce4" office:value-type="string" calcext:value-type="string">
            <text:p>suitable for all variables</text:p>
          </table:table-cell>
          <table:table-cell table:style-name="ce2" table:number-columns-repeated="4"/>
          <table:table-cell table:style-name="ce2" office:value-type="string" calcext:value-type="string">
            <text:p>Need to know if L1, L2, Elastic is applicable only for Logistic Regression or Can be applied for Linear Regression also ?</text:p>
          </table:table-cell>
          <table:table-cell table:style-name="ce2" office:value-type="string" calcext:value-type="string">
            <text:p>sel = SelectFromModel(LogisticRegression(penalty = 'l2', C = 0.05, solver = 'liblinear'))</text:p>
          </table:table-cell>
          <table:table-cell table:style-name="ce2"/>
          <table:table-cell table:number-columns-repeated="1013"/>
        </table:table-row>
        <table:table-row table:style-name="ro8">
          <table:table-cell table:style-name="ce2"/>
          <table:table-cell table:style-name="ce2" office:value-type="string" calcext:value-type="string">
            <text:p>Elastic (L1,L2) Regularization</text:p>
          </table:table-cell>
          <table:table-cell table:style-name="ce2"/>
          <table:table-cell table:style-name="ce4" office:value-type="string" calcext:value-type="string">
            <text:p>suitable for all variables</text:p>
          </table:table-cell>
          <table:table-cell table:style-name="ce2" table:number-columns-repeated="4"/>
          <table:table-cell table:style-name="ce2" office:value-type="string" calcext:value-type="string">
            <text:p>Need to know if L1, L2, Elastic is applicable only for Logistic Regression or Can be applied for Linear Regression also ?</text:p>
          </table:table-cell>
          <table:table-cell table:style-name="ce2" table:number-columns-repeated="2"/>
          <table:table-cell table:number-columns-repeated="1013"/>
        </table:table-row>
        <table:table-row table:style-name="ro9">
          <table:table-cell table:style-name="ce2" office:value-type="string" calcext:value-type="string">
            <text:p>Hybrid Methods</text:p>
          </table:table-cell>
          <table:table-cell table:style-name="ce2" office:value-type="string" calcext:value-type="string">
            <text:p>RFE – Recursive Feature Elimination</text:p>
          </table:table-cell>
          <table:table-cell table:style-name="ce2"/>
          <table:table-cell table:style-name="ce4"/>
          <table:table-cell table:style-name="ce2" table:number-columns-repeated="4"/>
          <table:table-cell table:style-name="ce2" office:value-type="string" calcext:value-type="string">
            <text:p>Need to know the difference between RFE and SBS</text:p>
          </table:table-cell>
          <table:table-cell table:style-name="ce2" office:value-type="string" calcext:value-type="string">
            <text:p>from sklearn.feature_selection import RFE</text:p>
            <text:p>sel = RFE(RandomForestClassifier(n_estimators=100, random_state=0, n_jobs=-1), n_features_to_select = 15)</text:p>
            <text:p>Or</text:p>
            <text:p>sel = RFE(GradientBoostingClassifier(n_estimators=100, random_state=0), n_features_to_select = 12)</text:p>
          </table:table-cell>
          <table:table-cell table:style-name="ce2"/>
          <table:table-cell table:number-columns-repeated="1013"/>
        </table:table-row>
        <table:table-row table:style-name="ro11">
          <table:table-cell table:style-name="ce2"/>
          <table:table-cell table:style-name="ce2" office:value-type="string" calcext:value-type="string">
            <text:p>Dimension Reduction – LDA</text:p>
          </table:table-cell>
          <table:table-cell table:style-name="ce2" table:number-columns-repeated="7"/>
          <table:table-cell table:style-name="ce2" office:value-type="string" calcext:value-type="string">
            <text:p>lda = LDA(n_components=1)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Dimension Reduction – PCA</text:p>
          </table:table-cell>
          <table:table-cell table:style-name="ce2" table:number-columns-repeated="7"/>
          <table:table-cell table:style-name="ce2" office:value-type="string" calcext:value-type="string">
            <text:p>pca = PCA(n_components=2, random_state=42)</text:p>
          </table:table-cell>
          <table:table-cell table:style-name="ce2"/>
          <table:table-cell table:number-columns-repeated="1013"/>
        </table:table-row>
        <table:table-row table:style-name="ro12" table:number-rows-repeated="2">
          <table:table-cell table:number-columns-repeated="1024"/>
        </table:table-row>
        <table:table-row table:style-name="ro13">
          <table:table-cell/>
          <table:table-cell table:style-name="ce5" office:value-type="string" calcext:value-type="string">
            <text:p>Need to keep updated the excel as and when methods are understood more and more. Blank spaces and redones are the items to be clarified yet.</text:p>
          </table:table-cell>
          <table:table-cell table:number-columns-repeated="1022"/>
        </table:table-row>
        <table:table-row table:style-name="ro12" table:number-rows-repeated="104855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harter" svg:font-family="charter, Georgia"/>
    <style:font-face style:name="font00000000257626f0" svg:font-family="font00000000257626f0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02T11:04:03.809720971</meta:creation-date>
    <dc:date>2020-12-02T13:48:27.595138327</dc:date>
    <meta:editing-duration>PT9M50S</meta:editing-duration>
    <meta:editing-cycles>1</meta:editing-cycles>
    <meta:document-statistic meta:table-count="1" meta:cell-count="102" meta:object-count="0"/>
    <meta:generator>LibreOffice/6.4.4.2$MacOSX_X86_64 LibreOffice_project/3d775be2011f3886db32dfd395a6a6d1ca2630ff</meta:generator>
  </office:meta>
</office:document-meta>
</file>